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5" style:family="paragraph" style:parent-style-name="Standard" style:list-style-name="L1">
      <style:paragraph-properties fo:text-align="start" style:justify-single-word="false"/>
      <style:text-properties fo:font-style="normal" officeooo:paragraph-rsid="0051e263" style:font-style-asian="normal" style:font-style-complex="normal"/>
    </style:style>
    <style:style style:name="P66" style:family="paragraph" style:parent-style-name="Standard" style:list-style-name="L1">
      <style:paragraph-properties fo:text-align="start" style:justify-single-word="false"/>
      <style:text-properties fo:font-style="normal" officeooo:rsid="0051e263" officeooo:paragraph-rsid="0051e263" style:font-style-asian="normal" style:font-style-complex="normal"/>
    </style:style>
    <style:style style:name="P67"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51e263"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50f283"/>
    </style:style>
    <style:style style:name="T34" style:family="text">
      <style:text-properties officeooo:rsid="0051da80"/>
    </style:style>
    <style:style style:name="T35" style:family="text">
      <style:text-properties style:font-name="DejaVu Sans" fo:font-size="7pt" fo:language="en" fo:country="US" fo:font-style="italic" officeooo:rsid="0051e263" style:font-size-asian="7pt" style:font-style-asian="italic" style:font-size-complex="7pt" style:font-style-complex="italic"/>
    </style:style>
    <style:style style:name="T36" style:family="text">
      <style:text-properties style:font-name="DejaVu Sans" fo:font-size="7pt" fo:language="en" fo:country="US" style:font-size-asian="7pt" style:font-size-complex="7pt"/>
    </style:style>
    <style:style style:name="T37" style:family="text">
      <style:text-properties style:font-name="DejaVu Sans" fo:font-size="7pt" fo:language="en" fo:country="US" officeooo:rsid="0024f36f" style:font-size-asian="7pt" style:font-size-complex="7pt"/>
    </style:style>
    <style:style style:name="T38" style:family="text">
      <style:text-properties style:font-name="DejaVu Sans" fo:font-size="7pt" fo:language="en" fo:country="US" officeooo:rsid="0051e263" style:font-size-asian="7pt" style:font-size-complex="7pt"/>
    </style:style>
    <style:style style:name="T39" style:family="text">
      <style:text-properties style:font-name="DejaVu Sans" fo:font-size="22pt" fo:language="en" fo:country="US" fo:font-style="italic" officeooo:rsid="00593b6a" style:font-size-asian="22pt" style:font-style-asian="italic" style:font-size-complex="22pt" style:font-style-complex="italic"/>
    </style:style>
    <style:style style:name="T40" style:family="text">
      <style:text-properties style:font-name="DejaVu Sans" fo:font-size="22pt" fo:language="en" fo:country="US" fo:font-style="italic" officeooo:rsid="004e8650" style:font-size-asian="22pt" style:font-style-asian="italic" style:font-size-complex="22pt" style:font-style-complex="italic"/>
    </style:style>
    <style:style style:name="T41" style:family="text">
      <style:text-properties style:font-name="DejaVu Sans" fo:font-size="22pt" fo:language="en" fo:country="US" fo:font-style="italic" officeooo:rsid="002b0f05"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2">Super Elive </text:span><text:span text:style-name="T43">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244532827200">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7">s</text:span></text:p>
          </table:table-cell>
          <table:table-cell table:style-name="Table1.D1" office:value-type="string">
            <text:p text:style-name="P59"><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5">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5">a</text:span> Window</text:p>
          </table:table-cell>
          <table:table-cell table:style-name="Table1.B2" office:value-type="string">
            <text:p text:style-name="P31">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5">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244532999952">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9">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8">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37"/>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6">a </text:span>window</text:p>
          </table:table-cell>
          <table:table-cell table:style-name="Table1.B2" office:value-type="string">
            <text:p text:style-name="P37">Resizes your window in different smar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9">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9">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9">Right</text:span> click</text:p>
          </table:table-cell>
          <table:table-cell table:style-name="Table1.B2" office:value-type="string">
            <text:p text:style-name="P37">Options <text:span text:style-name="T16">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9">R</text:span>-Drag</text:p>
          </table:table-cell>
        </table:table-row>
        <table:table-row table:style-name="Table1.14">
          <table:table-cell table:style-name="Table1.A2" office:value-type="string">
            <text:p text:style-name="P38">Win + <text:span text:style-name="T11">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0">to</text:span> read what is behind it, like another <text:span text:style-name="T10">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9">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style-name="TableLine94244533017856">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0"><text:span text:style-name="T2">Other</text:span> </text:p>
          </table:table-cell>
        </table:table-row>
        <table:table-row table:style-name="Table2.2">
          <table:table-cell table:style-name="Table2.A2" office:value-type="string">
            <text:p text:style-name="P36">Ctrl + Alt + <text:span text:style-name="T10">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4">Change</text:span> to <text:span text:style-name="T34">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7">.</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1">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style-name="TableLine94244533061024">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1"><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With “Win + <text:span text:style-name="T4">C</text:span>” <text:span text:style-name="T32">runs</text:span> the calculator, with <text:span text:style-name="T4">E</text:span> <text:span text:style-name="T32">the</text:span> “explorer”, <text:span text:style-name="T4">F</text:span> <text:span text:style-name="T32">for</text:span> Files, <text:span text:style-name="T4">P</text:span> Projector and Screen configuration, <text:span text:style-name="T4">R </text:span>Launcher (run), <text:span text:style-name="T5">W</text:span> for Internet, <text:span text:style-name="T4">N</text:span> your Notes, <text:span text:style-name="T6">T</text:span><text:span text:style-name="T32"> terminal, </text:span><text:span text:style-name="T6">V</text:span><text:span text:style-name="T32"> volume, </text:span><text:span text:style-name="T6">L</text:span><text:span text:style-name="T32">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2">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6">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Press <text:span text:style-name="T4">SPACE</text:span> to continue in the next page...</text:p>
      <text:p text:style-name="P18"><text:soft-page-break/>Desktop Corners</text:p>
      <table:table table:name="Table5" table:style-name="Table5">
        <table:table-column table:style-name="Table5.A"/>
        <table:table-column table:style-name="Table5.B"/>
        <table:table-column table:style-name="Table5.C"/>
        <table:table-column table:style-name="Table5.D"/>
        <table:table-row table:style-name="TableLine94244533108784">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1">s</text:span></text:p>
          </table:table-cell>
          <table:table-cell table:style-name="Table5.D1" office:value-type="string">
            <text:p text:style-name="P63"><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244533129488">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2"><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8">(</text:span>for text<text:span text:style-name="T28">)</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7">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30">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1">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5">Capture a region of your desktop or a window, to paste it somewhere. </text:span><text:span text:style-name="T46">With </text:span><text:span text:style-name="T7">Shift</text:span><text:span text:style-name="T46"> pressed it takes the whole desktop.</text:span><text:span text:style-name="T45"> With </text:span><text:span text:style-name="T7">Alt</text:span><text:span text:style-name="T45"> you will save it. With </text:span><text:span text:style-name="T7">Control</text:span><text:span text:style-name="T45"> it will </text:span><text:span text:style-name="T46">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3642308109" text:style-name="L1">
        <text:list-item>
          <text:p text:style-name="P65"><text:span text:style-name="T38">Copy / Paste improvement: </text:span><text:span text:style-name="T37">In Linux* you don't need to copy-paste the text, by just selecting it becomes copied in a special buffer, then go to the place where you want to paste it and just press the middle button of your mouse.</text:span></text:p>
          <text:list>
            <text:list-item>
              <text:p text:style-name="P65"><text:span text:style-name="T38">Elive is provided with </text:span><text:span text:style-name="T35">Clipman</text:span><text:span text:style-name="T38"> on which you can have multiple copy-paste's which is extremely useful sometimes.</text:span></text:p>
            </text:list-item>
          </text:list>
        </text:list-item>
        <text:list-item>
          <text:p text:style-name="P66"><text:span text:style-name="T37">N</text:span><text:span text:style-name="T36">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7">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39">Let’s unleash</text:span><text:span text:style-name="T40"> </text:span><text:span text:style-name="T39">all </text:span><text:span text:style-name="T40">the super </text:span><text:span text:style-name="T41">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5-22T16:07:38.023451762</dc:date>
    <meta:editing-duration>PT9H39M25S</meta:editing-duration>
    <meta:editing-cycles>63</meta:editing-cycles>
    <meta:generator>LibreOffice/7.3.3.1$Linux_X86_64 LibreOffice_project/30$Build-1</meta:generator>
    <meta:document-statistic meta:table-count="5" meta:image-count="0" meta:object-count="0" meta:page-count="2" meta:paragraph-count="216" meta:word-count="1481" meta:character-count="7560" meta:non-whitespace-character-count="6284"/>
  </office:meta>
</office:document-meta>
</file>